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HT(2-bit)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isP. Counter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 : 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; reading input val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AND R1,R2,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BEQZ R1,L1</text:p>
          </table:table-cell>
          <table:table-cell office:value-type="string" calcext:value-type="string">
            <text:p>0-1-0-1-0-1...-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+1+1+1+1+...+1 = 50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L1: XOR R4,R1,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BEQZ R4,L2</text:p>
          </table:table-cell>
          <table:table-cell office:value-type="string" calcext:value-type="string">
            <text:p>0-0-1-0-1-0-..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+1+1+1+1+...+1 = 50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L2: 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DADDI R10,R10,#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BNEZ R10,L0</text:p>
          </table:table-cell>
          <table:table-cell office:value-type="string" calcext:value-type="string">
            <text:p>0-1-2-3...2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+1+1 = 3</text:p>
          </table:table-cell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4:53:46.802973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20:40.801745595</meta:creation-date>
    <meta:generator>LibreOffice/6.0.7.3$Linux_X86_64 LibreOffice_project/00m0$Build-3</meta:generator>
    <dc:date>2019-02-22T15:28:00.702844859</dc:date>
    <meta:editing-duration>PT2H4M4S</meta:editing-duration>
    <meta:editing-cycles>6</meta:editing-cycles>
    <meta:document-statistic meta:table-count="1" meta:cell-count="56" meta:object-count="0"/>
  </office:meta>
</office:document-meta>
</file>